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49000002A31BFDA6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4.94cm" svg:height="12.206cm" draw:z-index="0"><draw:image xlink:href="Pictures/1000000000000349000002A31BFDA6F6.png" xlink:type="simple" xlink:show="embed" xlink:actuate="onLoad"/></draw:frame><draw:frame text:anchor-type="paragraph" draw:z-index="1" draw:style-name="gr1" draw:text-style-name="P1" svg:width="0.821cm" svg:height="0.795cm" svg:x="0.827cm" svg:y="8.652cm"><draw:text-box><text:p text:style-name="P1">20</text:p></draw:text-box></draw:frame><draw:frame text:anchor-type="paragraph" draw:z-index="2" draw:style-name="gr2" draw:text-style-name="P2" svg:width="1.807cm" svg:height="0.555cm" svg:x="0cm" svg:y="7.976cm"><draw:text-box><text:p text:style-name="P1"><text:span text:style-name="T1">17+18+19</text:span></text:p></draw:text-box></draw:frame><draw:frame text:anchor-type="paragraph" draw:z-index="3" draw:style-name="gr1" draw:text-style-name="P1" svg:width="0.821cm" svg:height="0.795cm" svg:x="0.728cm" svg:y="7.198cm"><draw:text-box><text:p text:style-name="P1">12</text:p></draw:text-box></draw:frame><draw:frame text:anchor-type="paragraph" draw:z-index="4" draw:style-name="gr1" draw:text-style-name="P1" svg:width="0.821cm" svg:height="0.795cm" svg:x="0.753cm" svg:y="6.627cm"><draw:text-box><text:p text:style-name="P1">13</text:p></draw:text-box></draw:frame><draw:line text:anchor-type="paragraph" draw:z-index="5" draw:style-name="gr3" draw:text-style-name="P1" svg:x1="13.569cm" svg:y1="8.094cm" svg:x2="9.193cm" svg:y2="8.237cm"><text:p/></draw:line><draw:frame text:anchor-type="paragraph" draw:z-index="6" draw:style-name="gr1" draw:text-style-name="P1" svg:width="0.821cm" svg:height="0.795cm" svg:x="13.451cm" svg:y="8.394cm"><draw:text-box><text:p text:style-name="P1">16</text:p></draw:text-box></draw:frame><draw:frame text:anchor-type="paragraph" draw:z-index="7" draw:style-name="gr1" draw:text-style-name="P1" svg:width="0.821cm" svg:height="0.795cm" svg:x="13.451cm" svg:y="7.675cm"><draw:text-box><text:p text:style-name="P1">15</text:p></draw:text-box></draw:frame><draw:line text:anchor-type="paragraph" draw:z-index="8" draw:style-name="gr3" draw:text-style-name="P1" svg:x1="1.806cm" svg:y1="8.255cm" svg:x2="6.161cm" svg:y2="9.253cm"><text:p/></draw:line><draw:line text:anchor-type="paragraph" draw:z-index="9" draw:style-name="gr3" draw:text-style-name="P1" svg:x1="1.448cm" svg:y1="7.613cm" svg:x2="5.417cm" svg:y2="7.908cm"><text:p/></draw:line><draw:line text:anchor-type="paragraph" draw:z-index="10" draw:style-name="gr3" draw:text-style-name="P1" svg:x1="1.549cm" svg:y1="7.011cm" svg:x2="5.465cm" svg:y2="7.426cm"><text:p/></draw:line><draw:frame text:anchor-type="paragraph" draw:z-index="11" draw:style-name="gr4" draw:text-style-name="P1" svg:width="1.227cm" svg:height="0.976cm" svg:x="13.6cm" svg:y="6.791cm"><draw:text-box><text:p text:style-name="P1">11+14</text:p></draw:text-box></draw:frame><draw:frame text:anchor-type="paragraph" draw:z-index="12" draw:style-name="gr1" draw:text-style-name="P1" svg:width="0.821cm" svg:height="0.795cm" svg:x="13.476cm" svg:y="6.184cm"><draw:text-box><text:p text:style-name="P1">15</text:p></draw:text-box></draw:frame><draw:frame text:anchor-type="paragraph" draw:z-index="13" draw:style-name="gr1" draw:text-style-name="P1" svg:width="0.821cm" svg:height="0.795cm" svg:x="13.451cm" svg:y="9.019cm"><draw:text-box><text:p text:style-name="P1">8</text:p></draw:text-box></draw:frame><draw:line text:anchor-type="paragraph" draw:z-index="14" draw:style-name="gr3" draw:text-style-name="P1" svg:x1="13.569cm" svg:y1="8.793cm" svg:x2="9.193cm" svg:y2="9.086cm"><text:p/></draw:line><draw:line text:anchor-type="paragraph" draw:z-index="15" draw:style-name="gr3" draw:text-style-name="P1" svg:x1="13.592cm" svg:y1="9.359cm" svg:x2="11.068cm" svg:y2="9.359cm"><text:p/></draw:line><draw:frame text:anchor-type="paragraph" draw:z-index="16" draw:style-name="gr1" draw:text-style-name="P1" svg:width="0.821cm" svg:height="0.795cm" svg:x="0.681cm" svg:y="6.087cm"><draw:text-box><text:p text:style-name="P1">5</text:p></draw:text-box></draw:frame><draw:line text:anchor-type="paragraph" draw:z-index="17" draw:style-name="gr3" draw:text-style-name="P1" svg:x1="13.6cm" svg:y1="7.324cm" svg:x2="9.024cm" svg:y2="7.691cm"><text:p/></draw:line><draw:frame text:anchor-type="paragraph" draw:z-index="18" draw:style-name="gr1" draw:text-style-name="P1" svg:width="0.821cm" svg:height="0.795cm" svg:x="0.728cm" svg:y="4.092cm"><draw:text-box><text:p text:style-name="P1">4</text:p></draw:text-box></draw:frame><draw:frame text:anchor-type="paragraph" draw:z-index="19" draw:style-name="gr1" draw:text-style-name="P1" svg:width="0.821cm" svg:height="0.795cm" svg:x="0.728cm" svg:y="3.417cm"><draw:text-box><text:p text:style-name="P1">3</text:p></draw:text-box></draw:frame><draw:frame text:anchor-type="paragraph" draw:z-index="20" draw:style-name="gr1" draw:text-style-name="P1" svg:width="0.821cm" svg:height="0.795cm" svg:x="0.728cm" svg:y="4.764cm"><draw:text-box><text:p text:style-name="P1">2</text:p></draw:text-box></draw:frame><draw:line text:anchor-type="paragraph" draw:z-index="21" draw:style-name="gr3" draw:text-style-name="P1" svg:x1="1.381cm" svg:y1="5.173cm" svg:x2="3.805cm" svg:y2="5.619cm"><text:p/></draw:line><draw:line text:anchor-type="paragraph" draw:z-index="22" draw:style-name="gr3" draw:text-style-name="P1" svg:x1="1.501cm" svg:y1="6.433cm" svg:x2="5.754cm" svg:y2="6.145cm"><text:p/></draw:line><draw:line text:anchor-type="paragraph" draw:z-index="23" draw:style-name="gr3" draw:text-style-name="P1" svg:x1="1.381cm" svg:y1="4.498cm" svg:x2="3.108cm" svg:y2="4.498cm"><text:p/></draw:line><draw:line text:anchor-type="paragraph" draw:z-index="24" draw:style-name="gr3" draw:text-style-name="P1" svg:x1="1.332cm" svg:y1="3.812cm" svg:x2="4.045cm" svg:y2="4.152cm"><text:p/></draw:line><draw:frame text:anchor-type="paragraph" draw:z-index="25" draw:style-name="gr4" draw:text-style-name="P1" svg:width="1.227cm" svg:height="0.976cm" svg:x="13.596cm" svg:y="5.209cm"><draw:text-box><text:p text:style-name="P1">9+10</text:p></draw:text-box></draw:frame><draw:frame text:anchor-type="paragraph" draw:z-index="26" draw:style-name="gr1" draw:text-style-name="P1" svg:width="0.821cm" svg:height="0.795cm" svg:x="13.55cm" svg:y="4.526cm"><draw:text-box><text:p text:style-name="P1">22</text:p></draw:text-box></draw:frame><draw:frame text:anchor-type="paragraph" draw:z-index="27" draw:style-name="gr1" draw:text-style-name="P1" svg:width="0.821cm" svg:height="0.795cm" svg:x="13.503cm" svg:y="3.083cm"><draw:text-box><text:p text:style-name="P1">21</text:p></draw:text-box></draw:frame><draw:frame text:anchor-type="paragraph" draw:z-index="28" draw:style-name="gr1" draw:text-style-name="P1" svg:width="0.821cm" svg:height="0.795cm" svg:x="0.728cm" svg:y="2.623cm"><draw:text-box><text:p text:style-name="P1">6</text:p></draw:text-box></draw:frame><draw:frame text:anchor-type="paragraph" draw:z-index="29" draw:style-name="gr1" draw:text-style-name="P1" svg:width="0.821cm" svg:height="0.795cm" svg:x="0.728cm" svg:y="0.626cm"><draw:text-box><text:p text:style-name="P1">7</text:p></draw:text-box></draw:frame><draw:frame text:anchor-type="paragraph" draw:z-index="30" draw:style-name="gr1" draw:text-style-name="P1" svg:width="0.821cm" svg:height="0.795cm" svg:x="13.476cm" svg:y="3.877cm"><draw:text-box><text:p text:style-name="P1">17</text:p></draw:text-box></draw:frame><draw:line text:anchor-type="paragraph" draw:z-index="31" draw:style-name="gr3" draw:text-style-name="P1" svg:x1="1.475cm" svg:y1="0.998cm" svg:x2="3.468cm" svg:y2="1.118cm"><text:p/></draw:line><draw:line text:anchor-type="paragraph" draw:z-index="32" draw:style-name="gr3" draw:text-style-name="P1" svg:x1="1.309cm" svg:y1="2.967cm" svg:x2="2.122cm" svg:y2="2.034cm"><text:p/></draw:line><draw:line text:anchor-type="paragraph" draw:z-index="33" draw:style-name="gr3" draw:text-style-name="P1" svg:x1="13.6cm" svg:y1="6.648cm" svg:x2="10.155cm" svg:y2="7.324cm"><text:p/></draw:line><draw:line text:anchor-type="paragraph" draw:z-index="34" draw:style-name="gr3" draw:text-style-name="P1" svg:x1="13.596cm" svg:y1="5.662cm" svg:x2="11.622cm" svg:y2="5.805cm"><text:p/></draw:line><draw:line text:anchor-type="paragraph" draw:z-index="35" draw:style-name="gr3" draw:text-style-name="P1" svg:x1="13.697cm" svg:y1="4.965cm" svg:x2="11.718cm" svg:y2="4.965cm"><text:p/></draw:line><draw:line text:anchor-type="paragraph" draw:z-index="36" draw:style-name="gr3" draw:text-style-name="P1" svg:x1="13.697cm" svg:y1="4.29cm" svg:x2="9.843cm" svg:y2="5.061cm"><text:p/></draw:line><draw:line text:anchor-type="paragraph" draw:z-index="37" draw:style-name="gr3" draw:text-style-name="P1" svg:x1="13.6cm" svg:y1="3.473cm" svg:x2="11.718cm" svg:y2="3.473cm"><text:p/></draw:line><draw:line text:anchor-type="paragraph" draw:z-index="38" draw:style-name="gr3" draw:text-style-name="P1" svg:x1="1.524cm" svg:y1="9.033cm" svg:x2="3.447cm" svg:y2="10.107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8T10:52:40.21</meta:creation-date>
    <dc:date>2019-11-19T14:11:36.96</dc:date>
    <meta:editing-duration>PT2H1M7S</meta:editing-duration>
    <meta:editing-cycles>14</meta:editing-cycles>
    <meta:generator>OpenOffice/4.1.7$Win32 OpenOffice.org_project/417m1$Build-9800</meta:generator>
    <meta:document-statistic meta:table-count="0" meta:image-count="1" meta:object-count="0" meta:page-count="1" meta:paragraph-count="0" meta:word-count="0" meta:character-count="0"/>
  </office:meta>
</office:document-meta>
</file>